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ivot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/>
        </table:table-row>
        <table:table-row table:style-name="ro1">
          <table:table-cell table:style-name="Pivot_20_Table_20_Field" office:value-type="string" calcext:value-type="string">
            <text:p>Name</text:p>
          </table:table-cell>
          <table:table-cell table:style-name="ce5" office:value-type="string" calcext:value-type="string">
            <text:p>- multiple -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0"/>
        </table:table-row>
      </table:table>
      <table:named-expressions>
        <table:named-range table:name="MyRange" table:base-cell-address="$Data.$B$8" table:cell-range-address="$Data.$A$1:.$B$8"/>
      </table:named-expressions>
      <table:data-pilot-tables>
        <table:data-pilot-table table:name="DataPilot1" table:application-data="" table:target-range-address="Pivot.A1:Pivot.B9" table:buttons="Pivot.A1 Pivot.A2 Pivot.A4">
          <table:source-cell-range table:name="MyRange" table:cell-range-address="Data.A1:Data.B8"/>
          <table:data-pilot-field table:source-field-name="Name" table:orientation="page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false" table:show-details="true"/>
                <table:data-pilot-member table:name="C" table:display="true" table:show-details="true"/>
                <table:data-pilot-member table:name="D" table:display="false" table:show-details="true"/>
                <table:data-pilot-member table:name="E" table:display="true" table:show-details="true"/>
                <table:data-pilot-member table:name="F" table:display="false" table:show-details="true"/>
                <table:data-pilot-member table:name="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IPAPGothic" style:font-family-asian="IPA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12:48:52.911732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4-03-09T12:46:18.177472360</meta:creation-date>
    <dc:date>2014-03-09T12:49:13.684330909</dc:date>
    <dc:creator>Kohei Yoshida</dc:creator>
    <meta:editing-duration>PT2M10S</meta:editing-duration>
    <meta:editing-cycles>3</meta:editing-cycles>
    <meta:generator>LibreOfficeDev/4.3.0.0.alpha0$Linux_X86_64 LibreOffice_project/6e24c789572aba5b6ee95e894f6d778777b1df58</meta:generator>
    <meta:document-statistic meta:table-count="2" meta:cell-count="25" meta:object-count="0"/>
  </office:meta>
</office:document-meta>
</file>